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665in" fo:margin-bottom="0.1665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5534907-7fff-8159-4c49-c82d8da2abd5"/>Wuthering Heights is a book written by Emily Bronte and was first published in 1847. The novel is set in the moors of Yorkshire, England, and it tells the story of the passionate and destructive love between Catherine Earnshaw and Heathcliff, an orphan boy adopted by Catherine's father.</text:p>
      <text:p text:style-name="P1">The plot of Wuthering Heights is told in a non-linear way, with multiple narrators and flashbacks. The novel is divided into two main parts, with the first part focusing on the childhood and adolescence of Catherine and Heathcliff, and the second part focusing more on the next generation of characters.</text:p>
      <text:p text:style-name="P1">The novel's themes center on the how powerful love and revenge is. Catherine and Heathcliff's love is strong and passionate, but is also destructive and in the end leads to their tragic death. Heathcliff's desire for revenge against his enemies also drives the plot and leads to further destruction.</text:p>
      <text:p text:style-name="P1">Throughout the book, Emily Bronte also touches upon the themes of social class and the realities of life in the moors. The characters are divided into two social classes: the rich Lintons and the working-class Earnshaws. The novel shows how these class divisions affect the relationships between the characters.</text:p>
      <text:p text:style-name="P1">Another big theme in the novel is the supernatural. The moors are shown as a wild and mystical place, and there are hints of the supernatural in the story. Heathcliff's obsession with Catherine and his desire for revenge also become supernatural. </text:p>
      <text:p text:style-name="P1">One of the most interesting aspects of Wuthering Heights is the characterization of the main characters. Catherine and Heathcliff are complex and flawed, with both of them showing traits that make them both sympathetic and unlikeable. Catherine is impulsive and passionate, while Heathcliff is brooding and vengeful.</text:p>
      <text:p text:style-name="P1">In conclusion, Wuthering Heights is a book that talks about the destructive power of love and revenge, class divisions, and the supernatural. Its complex and flawed characters, non-linear plot, and setting make it a classic.</text:p>
      <text:p text:style-name="P2"><text:span text:style-name="T1">(336 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H</meta:initial-creator>
    <meta:creation-date>2023-04-05T21:29:59.23</meta:creation-date>
    <meta:document-statistic meta:table-count="0" meta:image-count="0" meta:object-count="0" meta:page-count="1" meta:paragraph-count="8" meta:word-count="321" meta:character-count="1998"/>
    <dc:date>2023-04-05T21:30:19.02</dc:date>
    <dc:creator>E H</dc:creator>
    <meta:editing-duration>PT19S</meta:editing-duration>
    <meta:editing-cycles>1</meta:editing-cycles>
    <meta:generator>OpenOffice/4.1.13$Win32 OpenOffice.org_project/4113m1$Build-9810</meta:generator>
  </office:meta>
</office:document-meta>
</file>